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c5c3a" officeooo:paragraph-rsid="001c5c3a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1e4127" officeooo:paragraph-rsid="001e4127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200c01" officeooo:paragraph-rsid="00200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  <text:p text:style-name="P1"/>
      <text:p text:style-name="P1"/>
      <text:p text:style-name="P2">indice</text:p>
      <text:p text:style-name="P3">indice de tabl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9.115731958</meta:creation-date>
    <dc:date>2021-10-18T12:46:09.968245406</dc:date>
    <meta:editing-duration>PT1M5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8" meta:character-count="46" meta:non-whitespace-character-count="41"/>
  </office:meta>
</office:document-meta>
</file>